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Segoe UI" svg:font-family="'Segoe UI', SegoeUI, 'Segoe WP', 'Helvetica Neue', Helvetica, Tahoma, Arial, 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List_20_Paragraph" style:list-style-name="WWNum17">
      <style:paragraph-properties fo:margin-top="0in" fo:margin-bottom="0in" loext:contextual-spacing="true" fo:line-height="100%"/>
    </style:style>
    <style:style style:name="P6" style:family="paragraph" style:parent-style-name="List_20_Paragraph" style:list-style-name="WWNum16">
      <style:paragraph-properties fo:margin-top="0in" fo:margin-bottom="0in" loext:contextual-spacing="true" fo:line-height="100%"/>
    </style:style>
    <style:style style:name="P7" style:family="paragraph" style:parent-style-name="List_20_Paragraph" style:list-style-name="WWNum5">
      <style:paragraph-properties fo:margin-top="0in" fo:margin-bottom="0in" loext:contextual-spacing="tru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List_20_Paragraph" style:list-style-name="WWNum16">
      <style:paragraph-properties fo:margin-top="0in" fo:margin-bottom="0in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08bd19" officeooo:paragraph-rsid="0008bd19" style:font-size-asian="12pt" style:font-name-complex="Times New Roman1" style:font-size-complex="12pt"/>
    </style:style>
    <style:style style:name="P11" style:family="paragraph" style:parent-style-name="List_20_Paragraph">
      <style:paragraph-properties fo:margin-top="0in" fo:margin-bottom="0in" loext:contextual-spacing="true" fo:line-height="100%"/>
      <style:text-properties style:font-name="Times New Roman" fo:font-size="12pt" officeooo:rsid="000ab9c3" style:font-size-asian="12pt" style:font-name-complex="Times New Roman1" style:font-size-complex="12pt"/>
    </style:style>
    <style:style style:name="P12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0ab9c3" style:font-size-asian="12pt" style:font-name-complex="Times New Roman1" style:font-size-complex="12pt"/>
    </style:style>
    <style:style style:name="P13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0e269c" officeooo:paragraph-rsid="000e269c" style:font-size-asian="12pt" style:font-name-complex="Times New Roman1" style:font-size-complex="12pt"/>
    </style:style>
    <style:style style:name="P14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0ff6c2" officeooo:paragraph-rsid="000ff6c2" style:font-size-asian="12pt" style:font-name-complex="Times New Roman1" style:font-size-complex="12pt"/>
    </style:style>
    <style:style style:name="P15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Times New Roman" fo:font-size="12pt" officeooo:rsid="0010ba72" officeooo:paragraph-rsid="0010ba72" style:font-size-asian="12pt" style:font-name-complex="Times New Roman1" style:font-size-complex="12pt"/>
    </style:style>
    <style:style style:name="P16" style:family="paragraph" style:parent-style-name="List_20_Paragraph" style:list-style-name="WWNum16">
      <style:paragraph-properties fo:margin-top="0in" fo:margin-bottom="0in" loext:contextual-spacing="tru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7" style:family="paragraph" style:parent-style-name="List_20_Paragraph" style:list-style-name="WWNum17">
      <style:paragraph-properties fo:margin-top="0in" fo:margin-bottom="0in" loext:contextual-spacing="true" fo:line-height="100%"/>
      <style:text-properties fo:font-variant="normal" fo:text-transform="none" fo:color="#171717" style:font-name="Times New Roman" fo:font-size="12pt" fo:letter-spacing="normal" fo:font-style="normal" fo:font-weight="normal" officeooo:rsid="00095449" officeooo:paragraph-rsid="00095449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ab9c3" style:font-size-asian="12pt" style:font-name-complex="Times New Roman1" style:font-size-complex="12pt"/>
    </style:style>
    <style:style style:name="T4" style:family="text">
      <style:text-properties officeooo:rsid="0010ba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1 – DNS and Basic Tools</text:p>
      <text:p text:style-name="P1"/>
      <text:p text:style-name="P1">Project Overview </text:p>
      <text:list xml:id="list1654452380" text:style-name="WWNum5">
        <text:list-item>
          <text:p text:style-name="P7">This project is a group project.</text:p>
        </text:list-item>
        <text:list-item>
          <text:p text:style-name="P7">Each group can have three to four students.</text:p>
        </text:list-item>
        <text:list-item>
          <text:p text:style-name="P7">In this project, you will need to learn DNS by yourself.</text:p>
        </text:list-item>
        <text:list-item>
          <text:p text:style-name="P7">In this project, you will need to use two software: Wireshark and OBS (see details below).</text:p>
        </text:list-item>
        <text:list-item>
          <text:p text:style-name="P7">Each group shall submit a project report in ecourse. Only one submission is required.</text:p>
        </text:list-item>
        <text:list-item>
          <text:p text:style-name="P7">Each group shall prepare an in-class demonstration.</text:p>
        </text:list-item>
      </text:list>
      <text:p text:style-name="P1"/>
      <text:p text:style-name="P1">Required Steps</text:p>
      <text:list xml:id="list1555326680" text:style-name="WWNum17">
        <text:list-item>
          <text:p text:style-name="P8">Learn DNS and find answers for the following questions:</text:p>
          <text:list>
            <text:list-item>
              <text:p text:style-name="P8">What is the full term of DNS?</text:p>
              <text:list>
                <text:list-item>
                  <text:p text:style-name="P10">Domain Name System</text:p>
                </text:list-item>
              </text:list>
            </text:list-item>
            <text:list-item>
              <text:p text:style-name="P8">Which organization or organizations specify the standards for DNS?</text:p>
              <text:list>
                <text:list-item>
                  <text:p text:style-name="P17">Internet Engineering Task Force (IETF)</text:p>
                </text:list-item>
              </text:list>
            </text:list-item>
            <text:list-item>
              <text:p text:style-name="P5"><text:span text:style-name="T2">What are the main standards for DN</text:span><text:span text:style-name="T3">S</text:span></text:p>
              <text:list>
                <text:list-item>
                  <text:p text:style-name="P12">Standards</text:p>
                </text:list-item>
                <text:list-item>
                  <text:p text:style-name="P12">The Domain Name System is defined by Request for Comments (RFC) documents published by the Internet Engineering Task Force (Internet standards). The following is a list of RFCs that define the DNS protocol.</text:p>
                </text:list-item>
                <text:list-item>
                  <text:p text:style-name="P12"/>
                </text:list-item>
                <text:list-item>
                  <text:p text:style-name="P12">RFC 1034, Domain Names - Concepts and Facilities</text:p>
                </text:list-item>
                <text:list-item>
                  <text:p text:style-name="P12">RFC 1035, Domain Names - Implementation and Specification</text:p>
                </text:list-item>
                <text:list-item>
                  <text:p text:style-name="P12">RFC 1123, Requirements for Internet Hosts—Application and Support</text:p>
                </text:list-item>
                <text:list-item>
                  <text:p text:style-name="P12">RFC 1995, Incremental Zone Transfer in DNS</text:p>
                </text:list-item>
                <text:list-item>
                  <text:p text:style-name="P12">RFC 1996, A Mechanism for Prompt Notification of Zone Changes (DNS NOTIFY)</text:p>
                </text:list-item>
                <text:list-item>
                  <text:p text:style-name="P12">RFC 2136, Dynamic Updates in the domain name system (DNS UPDATE)</text:p>
                </text:list-item>
                <text:list-item>
                  <text:p text:style-name="P12">RFC 2181, Clarifications to the DNS Specification</text:p>
                </text:list-item>
                <text:list-item>
                  <text:p text:style-name="P12">RFC 2308, Negative Caching of DNS Queries (DNS NCACHE)</text:p>
                </text:list-item>
                <text:list-item>
                  <text:p text:style-name="P12">RFC 2672, Non-Terminal DNS Name Redirection</text:p>
                </text:list-item>
                <text:list-item>
                  <text:p text:style-name="P12">RFC 2845, Secret Key Transaction Authentication for DNS (TSIG)</text:p>
                </text:list-item>
                <text:list-item>
                  <text:p text:style-name="P12">RFC 3225, Indicating Resolver Support of DNSSEC</text:p>
                </text:list-item>
                <text:list-item>
                  <text:p text:style-name="P12">RFC 3226, DNSSEC and IPv6 A6 aware server/resolver message size requirements</text:p>
                </text:list-item>
                <text:list-item>
                  <text:p text:style-name="P12">RFC 3596, DNS Extensions to Support IP Version 6</text:p>
                </text:list-item>
                <text:list-item>
                  <text:p text:style-name="P12">RFC 3597, Handling of Unknown DNS Resource Record (RR) Types</text:p>
                </text:list-item>
                <text:list-item>
                  <text:p text:style-name="P12">RFC 4343, Domain Name System (DNS) Case Insensitivity Clarification</text:p>
                </text:list-item>
                <text:list-item>
                  <text:p text:style-name="P12">RFC 4592, The Role of Wildcards in the Domain Name System</text:p>
                </text:list-item>
                <text:list-item>
                  <text:p text:style-name="P12">RFC 4635, HMAC SHA TSIG Algorithm Identifiers</text:p>
                </text:list-item>
                <text:list-item>
                  <text:p text:style-name="P12">RFC 5001, DNS Name Server Identifier (NSID) Option</text:p>
                </text:list-item>
                <text:list-item>
                  <text:p text:style-name="P12">RFC 5011, Automated Updates of DNS Security (DNSSEC) Trust Anchors</text:p>
                </text:list-item>
                <text:list-item>
                  <text:p text:style-name="P12"><text:soft-page-break/>RFC 5452, Measures for Making DNS More Resilient against Forged Answers</text:p>
                </text:list-item>
                <text:list-item>
                  <text:p text:style-name="P12">RFC 5890, Internationalized Domain Names for Applications (IDNA):Definitions and Document Framework</text:p>
                </text:list-item>
                <text:list-item>
                  <text:p text:style-name="P12">RFC 5891, Internationalized Domain Names in Applications (IDNA): Protocol</text:p>
                </text:list-item>
                <text:list-item>
                  <text:p text:style-name="P12">RFC 5892, The Unicode Code Points and Internationalized Domain Names for Applications (IDNA)</text:p>
                </text:list-item>
                <text:list-item>
                  <text:p text:style-name="P12">RFC 5893, Right-to-Left Scripts for Internationalized Domain Names for Applications (IDNA)</text:p>
                </text:list-item>
                <text:list-item>
                  <text:p text:style-name="P12">RFC 6891, Extension Mechanisms for DNS (EDNS0)</text:p>
                </text:list-item>
                <text:list-item>
                  <text:p text:style-name="P12">RFC 7766, DNS Transport over TCP - Implementation Requirements</text:p>
                </text:list-item>
                <text:list-item>
                  <text:p text:style-name="P12">Proposed security standards</text:p>
                </text:list-item>
                <text:list-item>
                  <text:p text:style-name="P12">RFC 4033, DNS Security Introduction and Requirements</text:p>
                </text:list-item>
                <text:list-item>
                  <text:p text:style-name="P12">RFC 4034, Resource Records for the DNS Security Extensions</text:p>
                </text:list-item>
                <text:list-item>
                  <text:p text:style-name="P12">RFC 4035, Protocol Modifications for the DNS Security Extensions</text:p>
                </text:list-item>
                <text:list-item>
                  <text:p text:style-name="P12">RFC 4509, Use of SHA-256 in DNSSEC Delegation Signer (DS) Resource Records</text:p>
                </text:list-item>
                <text:list-item>
                  <text:p text:style-name="P12">RFC 4470, Minimally Covering NSEC Records and DNSSEC On-line Signing</text:p>
                </text:list-item>
                <text:list-item>
                  <text:p text:style-name="P12">RFC 5155, DNS Security (DNSSEC) Hashed Authenticated Denial of Existence</text:p>
                </text:list-item>
                <text:list-item>
                  <text:p text:style-name="P12">RFC 5702, Use of SHA-2 Algorithms with RSA in DNSKEY and RRSIG Resource Records for DNSSEC</text:p>
                </text:list-item>
                <text:list-item>
                  <text:p text:style-name="P12">RFC 5910, Domain Name System (DNS) Security Extensions Mapping for the Extensible Provisioning Protocol (EPP)</text:p>
                </text:list-item>
                <text:list-item>
                  <text:p text:style-name="P12">RFC 5933, Use of GOST Signature Algorithms in DNSKEY and RRSIG Resource Records for DNSSEC</text:p>
                </text:list-item>
                <text:list-item>
                  <text:p text:style-name="P12">RFC 7830, The EDNS(0) Padding Option</text:p>
                </text:list-item>
                <text:list-item>
                  <text:p text:style-name="P12">RFC 7858, Specification for DNS over Transport Layer Security (TLS)</text:p>
                </text:list-item>
                <text:list-item>
                  <text:p text:style-name="P12">RFC 8310, Usage Profiles for DNS over TLS and DNS over DTLS</text:p>
                </text:list-item>
                <text:list-item>
                  <text:p text:style-name="P12">RFC 8484, DNS Queries over HTTPS (DoH)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123732779670464" text:continue-numbering="true" text:style-name="WWNum17">
        <text:list-item>
          <text:list>
            <text:list-item>
              <text:p text:style-name="P8">What is the computing model for DNS service?</text:p>
              <text:list>
                <text:list-item>
                  <text:p text:style-name="P8"><text:s/>a hierarchical and decentralized naming system for computers,</text:p>
                </text:list-item>
              </text:list>
            </text:list-item>
            <text:list-item>
              <text:p text:style-name="P8">What is the basic procedure of DNS?</text:p>
              <text:list>
                <text:list-item>
                  <text:p text:style-name="P13">Iterative query procedure </text:p>
                </text:list-item>
              </text:list>
            </text:list-item>
            <text:list-item>
              <text:p text:style-name="P8">What is the scale of the network for DNS servers?</text:p>
              <text:list>
                <text:list-item>
                  <text:p text:style-name="P14">WAN ??? idk lol</text:p>
                </text:list-item>
              </text:list>
            </text:list-item>
            <text:list-item>
              <text:p text:style-name="P8">What is the structure of the network for DNS servers?</text:p>
              <text:list>
                <text:list-item>
                  <text:p text:style-name="P15">Consists of a tree data structure</text:p>
                </text:list-item>
              </text:list>
            </text:list-item>
            <text:list-item>
              <text:p text:style-name="P8">In a DNS response, it is possible to have multiple answers. What are the reasons for multiple answers? <text:span text:style-name="T4">Yes, one typical example is if you have multiple webservers, each with a different IP address, that should serve traffic for a given domain</text:span></text:p>
            </text:list-item>
          </text:list>
        </text:list-item>
        <text:list-item>
          <text:p text:style-name="P5"><text:span text:style-name="T2">Analyze the layers for the basic DNS service based on the </text:span><text:span text:style-name="T1">five-layer model</text:span><text:span text:style-name="T2"> introduced in class, and find answers for the following questions:</text:span></text:p>
          <text:list>
            <text:list-item>
              <text:p text:style-name="P8">What are the protocols in each layer?</text:p>
            </text:list-item>
            <text:list-item>
              <text:p text:style-name="P8">What are the IDs in each layer?</text:p>
            </text:list-item>
          </text:list>
        </text:list-item>
        <text:list-item>
          <text:p text:style-name="P8">Wireshark exercise</text:p>
          <text:list>
            <text:list-item>
              <text:p text:style-name="P8">Download the latest version from site: https://www.wireshark.org/</text:p>
            </text:list-item>
            <text:list-item>
              <text:p text:style-name="P8">Install Wireshark in your PC</text:p>
            </text:list-item>
            <text:list-item>
              <text:p text:style-name="P8">Start capturing packets using Wireshark</text:p>
            </text:list-item>
            <text:list-item>
              <text:p text:style-name="P8">In a browser, visit a website (any website you want)</text:p>
            </text:list-item>
            <text:list-item>
              <text:p text:style-name="P8">Stop capturing packets</text:p>
            </text:list-item>
            <text:list-item>
              <text:p text:style-name="P8">Use filter to quickly find two DNS packets: </text:p>
              <text:list>
                <text:list-item>
                  <text:p text:style-name="P8">Query for the website from your PC</text:p>
                </text:list-item>
                <text:list-item>
                  <text:p text:style-name="P8">Answer from a DNS server</text:p>
                </text:list-item>
              </text:list>
            </text:list-item>
          </text:list>
        </text:list-item>
        <text:list-item>
          <text:p text:style-name="P8">OBS exercise</text:p>
          <text:list>
            <text:list-item>
              <text:p text:style-name="P8">Download the latest version from site: https://obsproject.com/</text:p>
            </text:list-item>
            <text:list-item>
              <text:p text:style-name="P8">Install OBS in your PC</text:p>
            </text:list-item>
            <text:list-item>
              <text:p text:style-name="P8">Use OBS to record screen and your explanation for all steps in the Wireshark exercise </text:p>
            </text:list-item>
            <text:list-item>
              <text:p text:style-name="P8">Upload a video to YouTube using your upr account</text:p>
              <text:list>
                <text:list-item>
                  <text:p text:style-name="P8">Set its access to private</text:p>
                </text:list-item>
                <text:list-item>
                  <text:p text:style-name="P8">Share it to me: kejie.lu@upr.edu</text:p>
                </text:list-item>
              </text:list>
            </text:list-item>
          </text:list>
        </text:list-item>
        <text:list-item>
          <text:p text:style-name="P8">Write a report (See the instruction below)</text:p>
        </text:list-item>
        <text:list-item>
          <text:p text:style-name="P8">Prepare for an in-class demonstration (PC, necessary software, report, etc.)</text:p>
        </text:list-item>
      </text:list>
      <text:p text:style-name="P2"/>
      <text:p text:style-name="P1"/>
      <text:p text:style-name="P1">Content in the report</text:p>
      <text:list xml:id="list3851420815" text:style-name="WWNum16">
        <text:list-item>
          <text:p text:style-name="P9">Cover page with the following information</text:p>
          <text:list>
            <text:list-item>
              <text:p text:style-name="P9">Logo of UPRM</text:p>
            </text:list-item>
            <text:list-item>
              <text:p text:style-name="P9">Title</text:p>
            </text:list-item>
            <text:list-item>
              <text:p text:style-name="P9">Course</text:p>
            </text:list-item>
            <text:list-item>
              <text:p text:style-name="P9">Names of team members with Student IDs</text:p>
            </text:list-item>
            <text:list-item>
              <text:p text:style-name="P9">Name of Professor</text:p>
            </text:list-item>
            <text:list-item>
              <text:p text:style-name="P9"><text:soft-page-break/>Department</text:p>
            </text:list-item>
          </text:list>
        </text:list-item>
        <text:list-item>
          <text:p text:style-name="P9">Table of content</text:p>
        </text:list-item>
        <text:list-item>
          <text:p text:style-name="P9">Section 1: Introduction</text:p>
          <text:list>
            <text:list-item>
              <text:p text:style-name="P9">Overview of the project</text:p>
            </text:list-item>
            <text:list-item>
              <text:p text:style-name="P9">Contributions of each team member in a table</text:p>
            </text:list-item>
            <text:list-item>
              <text:p text:style-name="P9">Outline of the rest of this report</text:p>
            </text:list-item>
          </text:list>
        </text:list-item>
        <text:list-item>
          <text:p text:style-name="P9">Section 2: Basics of DNS</text:p>
          <text:list>
            <text:list-item>
              <text:p text:style-name="P9">Answers for all questions in Step 1</text:p>
            </text:list-item>
            <text:list-item>
              <text:p text:style-name="P9">Use figures to illustrate</text:p>
            </text:list-item>
          </text:list>
        </text:list-item>
        <text:list-item>
          <text:p text:style-name="P9">Section 3: Layered Model Analysis for DNS</text:p>
          <text:list>
            <text:list-item>
              <text:p text:style-name="P9">Based on the website you visited in the Wireshark exercise, answer questions in Step 2.</text:p>
            </text:list-item>
            <text:list-item>
              <text:p text:style-name="P9">Used a table to summarize the protocol, ID, etc. for each layer</text:p>
            </text:list-item>
            <text:list-item>
              <text:p text:style-name="P9">Used screenshots to:</text:p>
              <text:list>
                <text:list-item>
                  <text:p text:style-name="P9">Show the website URL in the DNS packet</text:p>
                </text:list-item>
                <text:list-item>
                  <text:p text:style-name="P9">Show the IP address you find from the DNS answer</text:p>
                </text:list-item>
              </text:list>
            </text:list-item>
          </text:list>
        </text:list-item>
        <text:list-item>
          <text:p text:style-name="P9">Section 4: More exercises about DNS and Wireshark</text:p>
          <text:list>
            <text:list-item>
              <text:p text:style-name="P9">Visit the following websites in your browser and use Wireshark to capture the DNS answers</text:p>
              <text:list>
                <text:list-item>
                  <text:p text:style-name="P9">www.uprm.edu</text:p>
                </text:list-item>
                <text:list-item>
                  <text:p text:style-name="P9">www.upr.edu</text:p>
                </text:list-item>
                <text:list-item>
                  <text:p text:style-name="P9">www.google.com</text:p>
                </text:list-item>
                <text:list-item>
                  <text:p text:style-name="P9">www.amazon.com</text:p>
                </text:list-item>
                <text:list-item>
                  <text:p text:style-name="P9">www.facebook.com</text:p>
                </text:list-item>
                <text:list-item>
                  <text:p text:style-name="P9">www.netflix.com</text:p>
                </text:list-item>
                <text:list-item>
                  <text:p text:style-name="P9">www.ets.org</text:p>
                </text:list-item>
              </text:list>
            </text:list-item>
            <text:list-item>
              <text:p text:style-name="P16">Every team member must visit at least two websites and capture packets</text:p>
            </text:list-item>
            <text:list-item>
              <text:p text:style-name="P9">For each website, find the first IP address in the DNS answer, then</text:p>
              <text:list>
                <text:list-item>
                  <text:p text:style-name="P9">Find the physical location (e.g., 136.145.x.x is located in Puerto Rico) of the IP address</text:p>
                  <text:list>
                    <text:list-item>
                      <text:p text:style-name="P9">There are many IP location tools</text:p>
                    </text:list-item>
                  </text:list>
                </text:list-item>
                <text:list-item>
                  <text:p text:style-name="P9">Find the owner (e.g., 136.145.x.x is owned by UPR) of the IP address<text:bookmark text:name="_GoBack"/></text:p>
                </text:list-item>
              </text:list>
            </text:list-item>
            <text:list-item>
              <text:p text:style-name="P9">Use a table to summarize the website, IP address, location of IP address, owner of the IP address, team member who visit this website, etc.</text:p>
            </text:list-item>
          </text:list>
        </text:list-item>
        <text:list-item>
          <text:p text:style-name="P9">Section 5: Conclusions</text:p>
        </text:list-item>
        <text:list-item>
          <text:p text:style-name="P9">References</text:p>
          <text:list>
            <text:list-item>
              <text:p text:style-name="P6"><text:span text:style-name="T2">Need </text:span><text:span text:style-name="T1">at least 10 references</text:span><text:span text:style-name="T2"> for software used, standards, research papers, etc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Segoe UI" svg:font-family="'Segoe UI', SegoeUI, 'Segoe WP', 'Helvetica Neue', Helvetica, Tahoma, Arial, 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jie</meta:initial-creator>
    <meta:editing-cycles>32</meta:editing-cycles>
    <meta:creation-date>2018-02-19T14:14:00</meta:creation-date>
    <dc:date>2020-01-31T12:37:31.852914578</dc:date>
    <meta:editing-duration>PT2H41M33S</meta:editing-duration>
    <meta:generator>LibreOffice/6.2.8.2$Linux_X86_64 LibreOffice_project/20$Build-2</meta:generator>
    <meta:document-statistic meta:table-count="0" meta:image-count="0" meta:object-count="0" meta:page-count="4" meta:paragraph-count="128" meta:word-count="1154" meta:character-count="6692" meta:non-whitespace-character-count="578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